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3f929" officeooo:paragraph-rsid="0003f929"/>
    </style:style>
    <style:style style:name="P2" style:family="paragraph" style:parent-style-name="Text_20_body">
      <style:text-properties officeooo:rsid="00053106" officeooo:paragraph-rsid="00053106"/>
    </style:style>
    <style:style style:name="P3" style:family="paragraph" style:parent-style-name="Text_20_body">
      <style:text-properties officeooo:rsid="00055225" officeooo:paragraph-rsid="00055225"/>
    </style:style>
    <style:style style:name="P4" style:family="paragraph" style:parent-style-name="Text_20_body">
      <style:text-properties officeooo:rsid="0006fb70" officeooo:paragraph-rsid="0006fb70"/>
    </style:style>
    <style:style style:name="P5" style:family="paragraph" style:parent-style-name="Text_20_body">
      <style:text-properties officeooo:rsid="0007af9b" officeooo:paragraph-rsid="0007af9b"/>
    </style:style>
    <style:style style:name="P6" style:family="paragraph" style:parent-style-name="Text_20_body">
      <style:text-properties officeooo:rsid="000a4482" officeooo:paragraph-rsid="000a4482"/>
    </style:style>
    <style:style style:name="P7" style:family="paragraph" style:parent-style-name="Text_20_body">
      <style:text-properties officeooo:rsid="000b781b" officeooo:paragraph-rsid="000b781b"/>
    </style:style>
    <style:style style:name="P8" style:family="paragraph" style:parent-style-name="Text_20_body">
      <style:text-properties officeooo:rsid="000c9306" officeooo:paragraph-rsid="000c9306"/>
    </style:style>
    <style:style style:name="P9" style:family="paragraph" style:parent-style-name="Text_20_body">
      <style:text-properties officeooo:rsid="000e8123" officeooo:paragraph-rsid="000e8123"/>
    </style:style>
    <style:style style:name="P10" style:family="paragraph" style:parent-style-name="Text_20_body">
      <style:text-properties officeooo:rsid="00102e5a" officeooo:paragraph-rsid="00102e5a"/>
    </style:style>
    <style:style style:name="P11" style:family="paragraph" style:parent-style-name="Text_20_body">
      <style:text-properties officeooo:rsid="0011cc11" officeooo:paragraph-rsid="0011cc11"/>
    </style:style>
    <style:style style:name="T1" style:family="text">
      <style:text-properties officeooo:rsid="0003f929"/>
    </style:style>
    <style:style style:name="T2" style:family="text">
      <style:text-properties officeooo:rsid="00053106"/>
    </style:style>
    <style:style style:name="T3" style:family="text">
      <style:text-properties officeooo:rsid="00055225"/>
    </style:style>
    <style:style style:name="T4" style:family="text">
      <style:text-properties style:text-position="super 58%"/>
    </style:style>
    <style:style style:name="T5" style:family="text">
      <style:text-properties officeooo:rsid="0007af9b"/>
    </style:style>
    <style:style style:name="T6" style:family="text">
      <style:text-properties officeooo:rsid="000b781b"/>
    </style:style>
    <style:style style:name="T7" style:family="text">
      <style:text-properties officeooo:rsid="000beaba"/>
    </style:style>
    <style:style style:name="T8" style:family="text">
      <style:text-properties officeooo:rsid="00102e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Chin-Savenko </text:span>Gates</text:h>
      <text:p text:style-name="P1">Chin-Savenko gates are based on wormhole links, exploiting weak points in “the time-space thread”, to quote one famous journalist. They create the necessary rift to bring together two close points on a “bend”, and somewhat stabilize the way along the rift.</text:p>
      <text:p text:style-name="P1">Only somewhat because the heavier the thread and the bigger the gap to fill between the points on the bend, the less stable the path is, meaning not every path is worth using.</text:p>
      <text:p text:style-name="P1">The most important gates are built with lots of redundancy, and use easy pathways, so they are nearly 100% safe. Exploration of new paths however is extremely dangerous, and many ships have been lost when a path unexpectedly collapsed.</text:p>
      <text:p text:style-name="P1">First step is to locate a path to somewhere interesting (easier said than done, the universe is notably empty), <text:span text:style-name="T2">then send an exploration probe, to check the surroundings on the other side.</text:span></text:p>
      <text:p text:style-name="P2">If the probe communicates back and the explored system seems to live up to its promises, then the critical step is to build the two-way gate. This is when most losses occur, because while there is only the departure gate active, the stability of the path is lessened.</text:p>
      <text:p text:style-name="P2">Main limitation of this gates is the energy requirement, which means they are activated when a ship must go through, or, for the main gates in Sol system, when there is enough passage to make it worthwhile. This energy is used to maintain the two rifts and the stability of the path.</text:p>
      <text:p text:style-name="P2">Depending on local politics, gates may be administered by local system governments, corporations or other political entity. Both sides of a path are generally controlled by the same entity, in order to enhance coordination.</text:p>
      <text:h text:style-name="Heading_20_1" text:outline-level="1">The great expansion</text:h>
      <text:h text:style-name="Heading_20_2" text:outline-level="2">Sol system colonization</text:h>
      <text:p text:style-name="P2">The Sol system, birthplace of humankind, was the first place they discovered when they left their very first rock, and went into space. Luna was the first colony, in 2062, and quickly opened up new opportunities: lower gravity meant easier ship assembly and lot less fuel to waste to escape Earth gravity. <text:span text:style-name="T3">During this whole process, millions of people moved to the Moon (as it was called, but that passed after a generation), to work in these industries.</text:span></text:p>
      <text:p text:style-name="P3">With Luna as a logistic hub, humankind explored its surroundings quickly: Mars 2073, Venus 2074, The Belt 2088, Jupiter’s moons by the end of the 21<text:span text:style-name="T4">st</text:span> century. Each of this place soon welcomed their first colonies, which served a double purpose: limiting the overcrowding on Earth, and producing resources for it, be it fuel, steel, ice or radioactive materials. Most of theses colonies were governed by a nation on earth, but some were ran by corporations that found a loophole, allowing them to gain their own territory, outside of governmental control.</text:p>
      <text:p text:style-name="P3"><text:soft-page-break/>Then, a group of scientists led by Chin Wong and Eliz Savenko discovered how to create a rift and stabilize a path to somewhere else. The first true-scale tests lead to empty places, but the process was soon improved.</text:p>
      <text:p text:style-name="P4">Politically, most if not all earth nations participate, pretty much from the beginning of Luna’s colonization, to the Space Council, which was renamed in 2076 the Sol Council. This is a slow administration, but when it moves, it will do whatever it pleases. No other solar system has even a fraction of the resources of available to the Sol council, and the population in Sol is probably about two-thirds of the total human population. This council however, is pretty open to initiatives, more so if they are taken far away from its seat of power: as long as Sol gets its cut, most organizations are free to operate in bordering systems.</text:p>
      <text:h text:style-name="Heading_20_2" text:outline-level="2">Initial steps</text:h>
      <text:p text:style-name="P4">When the first gates were opened, by a consortium of companies, specializing in exploring and selling their information on new astral bodies, it started a wave of anarchic initiatives, now known as the Star Rush.</text:p>
      <text:p text:style-name="P4">These companies were trying to get their investments back by finding interesting places to settle and exploit, then selling the information to the highest bidder, be it a government, a corporation or some non-profit org sometimes.</text:p>
      <text:p text:style-name="P4">The firsts discovered systems were colonized in this mad rush: small habitats were built where interesting resources were found, and no one really knew what to do with that legally speaking. One could really win the Jackpot there, just by having the luck of building something at the right place at the right time. </text:p>
      <text:p text:style-name="P4">It also came with its first conflicts: <text:span text:style-name="T5">some forces of the Sol council were trying to maintain order near the gates to Sol, but the further away you were, the less you had any type of government.</text:span></text:p>
      <text:h text:style-name="Heading_20_2" text:outline-level="2">Industrialization</text:h>
      <text:p text:style-name="P5">Seeing this situation, the sol council started to act, first by creating local colonial governments from their own colonies, then by convincing the corporations to get in order as well. Other settlements were then coerced by this new entities, or agreed on some agreement to keep their autonomy.</text:p>
      <text:p text:style-name="P5">This is when the big efforts were made, not just to rush to grab something, but fully prepared expeditions to create big settlements, mostly by corporations or big Sol states. These had learned the mistakes that were made during the Star Rush, and prepared better, which led to a sharp decrease in new settler’s death rates.</text:p>
      <text:h text:style-name="Heading_20_2" text:outline-level="2">Border Freight Company</text:h>
      <text:p text:style-name="P6">The BFC is both one of the least known corporation in the Sol System, and one of the most important ones: it is the most important logistic company for many extra-solar systems, operating half a dozen <text:soft-page-break/>pairs of gates directly, and managing a huge freight fleet, that bring in and out various wares for the new settlements.</text:p>
      <text:p text:style-name="P6">The problem for these settlements, is that the BFC is a predatory corporation, very aggressive in defending their business, and may use every leverage they have over local businesses and governments to keep their markets. They are sometimes considered as a parallel governments in some border regions.</text:p>
      <text:p text:style-name="P6">It’s main divisions are Operations, Acquisition and security and Business.</text:p>
      <text:p text:style-name="P6">The operation division is the one tasked with the logistical part of the business: maintaining the freight fleet operational, keeping the gates open, and managing the cargo, human or material. They are the core of the corporation, <text:span text:style-name="T6">and include most of the Research&amp;Development of the corporation.</text:span></text:p>
      <text:p text:style-name="P7">Acquisition and Security is also named ‘Colonial affairs’, and is tasked with both negotiating contracts and ensuring the operations are free to operate without troubles. That means they are mostly the stick of BFC, the big one, wielded pretty liberally outside of Sol System. They also operate their own, smaller, fleet of vessels in order to realize their security operations, but its employees are often found within the Operations’ fleet.</text:p>
      <text:p text:style-name="P7">Business division oversees the work of the two others: <text:span text:style-name="T7">(fleet) construction contracts, estate management, lobbying toward Sol Council and other political entities….</text:span></text:p>
      <text:h text:style-name="Heading_20_1" text:outline-level="1"><text:span text:style-name="T8">Iris</text:span> station</text:h>
      <text:p text:style-name="P10">Iris station is a relay administered by the BFC, officially on behalf of the government of the Serenity System. In practice, it is pretty much independent of the Serenity Government, and most of it is ran under the rules of the corporation.</text:p>
      <text:p text:style-name="P10">The structure of this habitat is a beehive hybrid: part of the station is dug into the eponymous asteroid (also know as SER-9847, but who cares), part of it consists of modules protruding in space.</text:p>
      <text:p text:style-name="P11">The beehive section is the permanent station, that is destined to house the inhabitants and long-term residents. Life systems and other critical infrastructures are based in this safer part.</text:p>
      <text:p text:style-name="P11">The module sections make up the Docks, and have evolved as docks for the BFC’s ships needing reparations, refueling, restocking, or just a stopover for the crews. It is equipped with a small shipyard, all ports installations, and a number of bars, brothels and other amenities for the crews. BFC security is rather relaxes here, as long as no one threatens the integrity of material or personnel.</text:p>
      <text:h text:style-name="Heading_20_1" text:outline-level="1"><text:soft-page-break/>The Helix project</text:h>
      <text:h text:style-name="Heading_20_2" text:outline-level="2">Genesis</text:h>
      <text:p text:style-name="P8">The opportunities created by the Star Rush lead some companies to try some new ideas, and they could evade pretty much all control from Sol. Outside of the generic corporate greed, their was a few truly immoral ideas.</text:p>
      <text:p text:style-name="P8">Among them, the Helix project, lead by two corporations: SynthStemics and Collab. They both were biocompanies, one creating health equipment, the other working on therapies and being at the forefront of genetic studies. They created a small space station, IL-7 (nicknamed Eden by the personnel), and started working on a new project, that was codenamed Helix.</text:p>
      <text:p text:style-name="P8">The goal was to bring a new type of cheap workforce for the Space Rush, free of all regulations from Sol. They developed the first incubators, and the way to make human cloning work. After a few years of work, and several first tests having to be “reprocessed”, they managed to create the first viable industrialized clones.</text:p>
      <text:p text:style-name="P9">Under this consortium rules, the “products” were to be treated as tools for the new stations and colonies: since they were not born (and definitely not citizens of any of the nations of Earth), they were not actually humans with the associated rights.</text:p>
      <text:h text:style-name="Heading_20_2" text:outline-level="2">Outcomes</text:h>
      <text:p text:style-name="P9">Obviously, such revolution could hardly be kept secret for long, and it did not take long for the Sol Council to hear about this new workforce. Debates were heated, and took nearly a decade to reach a decision: clones should be freed, but the existing ones still owed their corporation the price of their creation.</text:p>
      <text:p text:style-name="P9">In addition, incubators were already starting to be used in many of the new stations, most of the time to ease the burden of new parents in the colonies, but also sometimes to generate clones to work.</text:p>
      <text:p text:style-name="P9">In general, clones are still very much seen with suspicion by most people: media represent them most of the time as villains, or weird things, different from the baseline human. They also suffer clear discrimination by many states, sometimes only for administrative tasks, sometimes they have very restricted rights, because they are not seen as “complete” individu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3-02-21T22:19:07.232000000</dc:date>
    <meta:editing-duration>PT1H4M6S</meta:editing-duration>
    <meta:editing-cycles>6</meta:editing-cycles>
    <meta:document-statistic meta:table-count="0" meta:image-count="0" meta:object-count="0" meta:page-count="4" meta:paragraph-count="44" meta:word-count="1653" meta:character-count="9871" meta:non-whitespace-character-count="8260"/>
  </office:meta>
</office:document-meta>
</file>